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7"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HOPG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CPD (V)</text:p>
          </table:table-cell>
          <table:table-cell office:value-type="string">
            <text:p>Stdev</text:p>
          </table:table-cell>
          <table:table-cell table:number-columns-repeated="2"/>
        </table:table-row>
        <table:table-row table:style-name="ro1">
          <table:table-cell office:value-type="string">
            <text:p>Air</text:p>
          </table:table-cell>
          <table:table-cell office:value-type="float" office:value="-0.481">
            <text:p>-0.481</text:p>
          </table:table-cell>
          <table:table-cell office:value-type="float" office:value="0.007">
            <text:p>0.007</text:p>
          </table:table-cell>
          <table:table-cell table:number-columns-repeated="2"/>
        </table:table-row>
        <table:table-row table:style-name="ro1">
          <table:table-cell office:value-type="string">
            <text:p>Nitrogen (out)</text:p>
          </table:table-cell>
          <table:table-cell office:value-type="float" office:value="-1.112">
            <text:p>-1.112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Nitrogen (in)</text:p>
          </table:table-cell>
          <table:table-cell office:value-type="float" office:value="-1.041">
            <text:p>-1.041</text:p>
          </table:table-cell>
          <table:table-cell office:value-type="float" office:value="0.024">
            <text:p>0.024</text:p>
          </table:table-cell>
          <table:table-cell office:value-type="string">
            <text:p>Difference</text:p>
          </table:table-cell>
          <table:table-cell table:formula="of:=[.B4]-[.B3]" office:value-type="float" office:value="0.0710000000000002">
            <text:p>0.071</text:p>
          </table:table-cell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iH" table:style-name="ta1">
        <table:table-column table:style-name="co1" table:number-columns-repeated="5" table:default-cell-style-name="Default"/>
        <table:table-row table:style-name="ro1">
          <table:table-cell office:value-type="string">
            <text:p>1-5mOhm</text:p>
          </table:table-cell>
          <table:table-cell table:number-columns-repeated="3"/>
          <table:table-cell office:value-type="string">
            <text:p>Should be</text:p>
          </table:table-cell>
        </table:table-row>
        <table:table-row table:style-name="ro1">
          <table:table-cell/>
          <table:table-cell office:value-type="string">
            <text:p>Wf</text:p>
          </table:table-cell>
          <table:table-cell office:value-type="string">
            <text:p>Stdev</text:p>
          </table:table-cell>
          <table:table-cell/>
          <table:table-cell office:value-type="string">
            <text:p>Wf</text:p>
          </table:table-cell>
        </table:table-row>
        <table:table-row table:style-name="ro1">
          <table:table-cell office:value-type="string">
            <text:p>Air</text:p>
          </table:table-cell>
          <table:table-cell office:value-type="float" office:value="4.278">
            <text:p>4.278</text:p>
          </table:table-cell>
          <table:table-cell office:value-type="float" office:value="0.006">
            <text:p>0.006</text:p>
          </table:table-cell>
          <table:table-cell table:number-columns-repeated="2"/>
        </table:table-row>
        <table:table-row table:style-name="ro1">
          <table:table-cell office:value-type="string">
            <text:p>Air</text:p>
          </table:table-cell>
          <table:table-cell office:value-type="float" office:value="4.281">
            <text:p>4.281</text:p>
          </table:table-cell>
          <table:table-cell office:value-type="float" office:value="0.005">
            <text:p>0.00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itrogen</text:p>
          </table:table-cell>
          <table:table-cell office:value-type="float" office:value="4.214">
            <text:p>4.214</text:p>
          </table:table-cell>
          <table:table-cell office:value-type="float" office:value="0.002">
            <text:p>0.002</text:p>
          </table:table-cell>
          <table:table-cell table:number-columns-repeated="2"/>
        </table:table-row>
        <table:table-row table:style-name="ro1">
          <table:table-cell office:value-type="string">
            <text:p>Nitrogen</text:p>
          </table:table-cell>
          <table:table-cell office:value-type="float" office:value="4.221">
            <text:p>4.221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Av. Air</text:p>
          </table:table-cell>
          <table:table-cell table:style-name="ce2" table:formula="of:=AVERAGE([.B3:.B4])" office:value-type="float" office:value="4.2795">
            <text:p>4.280</text:p>
          </table:table-cell>
          <table:table-cell table:style-name="ce2" table:formula="of:=3*STDEV([.B3:.B4])" office:value-type="float" office:value="0.00636396103067917">
            <text:p>0.006</text:p>
          </table:table-cell>
          <table:table-cell/>
          <table:table-cell table:style-name="ce3" office:value-type="string">
            <text:p>4.01-4.07</text:p>
          </table:table-cell>
        </table:table-row>
        <table:table-row table:style-name="ro1">
          <table:table-cell table:style-name="ce1" office:value-type="string">
            <text:p>Av. Nitro</text:p>
          </table:table-cell>
          <table:table-cell table:style-name="ce2" table:formula="of:=AVERAGE([.B6:.B7])" office:value-type="float" office:value="4.2175">
            <text:p>4.218</text:p>
          </table:table-cell>
          <table:table-cell table:style-name="ce2" table:formula="of:=3*STDEV([.B6:.B7])" office:value-type="float" office:value="0.0148492424049168">
            <text:p>0.01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1-4Oh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f</text:p>
          </table:table-cell>
          <table:table-cell office:value-type="string">
            <text:p>Stdev</text:p>
          </table:table-cell>
          <table:table-cell/>
          <table:table-cell office:value-type="string">
            <text:p>Wf</text:p>
          </table:table-cell>
        </table:table-row>
        <table:table-row table:style-name="ro1">
          <table:table-cell office:value-type="string">
            <text:p>Air</text:p>
          </table:table-cell>
          <table:table-cell office:value-type="float" office:value="4.422">
            <text:p>4.422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Air</text:p>
          </table:table-cell>
          <table:table-cell office:value-type="float" office:value="4.309">
            <text:p>4.309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Air</text:p>
          </table:table-cell>
          <table:table-cell office:value-type="float" office:value="4.315">
            <text:p>4.315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itrogen</text:p>
          </table:table-cell>
          <table:table-cell office:value-type="float" office:value="4.417">
            <text:p>4.417</text:p>
          </table:table-cell>
          <table:table-cell office:value-type="float" office:value="0.006">
            <text:p>0.006</text:p>
          </table:table-cell>
          <table:table-cell table:number-columns-repeated="2"/>
        </table:table-row>
        <table:table-row table:style-name="ro1">
          <table:table-cell office:value-type="string">
            <text:p>Nitrogen</text:p>
          </table:table-cell>
          <table:table-cell office:value-type="float" office:value="4.413">
            <text:p>4.413</text:p>
          </table:table-cell>
          <table:table-cell office:value-type="float" office:value="0.007">
            <text:p>0.00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Av. Air</text:p>
          </table:table-cell>
          <table:table-cell table:style-name="ce2" table:formula="of:=AVERAGE([.B14:.B16])" office:value-type="float" office:value="4.34866666666667">
            <text:p>4.349</text:p>
          </table:table-cell>
          <table:table-cell table:style-name="ce2" table:formula="of:=3*STDEV([.B14:.B16])" office:value-type="float" office:value="0.190738040254165">
            <text:p>0.191</text:p>
          </table:table-cell>
          <table:table-cell/>
          <table:table-cell table:style-name="ce3" office:value-type="string">
            <text:p>4.29-4.38</text:p>
          </table:table-cell>
        </table:table-row>
        <table:table-row table:style-name="ro1">
          <table:table-cell table:style-name="ce1" office:value-type="string">
            <text:p>Av. Nitro</text:p>
          </table:table-cell>
          <table:table-cell table:style-name="ce2" table:formula="of:=AVERAGE([.B18:.B19])" office:value-type="float" office:value="4.415">
            <text:p>4.415</text:p>
          </table:table-cell>
          <table:table-cell table:style-name="ce2" table:formula="of:=3*STDEV([.B18:.B19])" office:value-type="float" office:value="0.00848528137423764">
            <text:p>0.008</text:p>
          </table:table-cell>
          <table:table-cell table:number-columns-repeated="2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-602.222">
            <text:p>-602.222</text:p>
          </table:table-cell>
          <table:table-cell table:formula="of:=STDEV([.F4:.F45])" office:value-type="float" office:value="1.91642372726884">
            <text:p>1.9164237273</text:p>
          </table:table-cell>
        </table:table-row>
        <table:table-row table:style-name="ro1">
          <table:table-cell table:number-columns-repeated="4"/>
          <table:table-cell office:value-type="float" office:value="0.5">
            <text:p>0.5</text:p>
          </table:table-cell>
          <table:table-cell office:value-type="float" office:value="-602.221">
            <text:p>-602.2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-602.238">
            <text:p>-602.2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5">
            <text:p>1.5</text:p>
          </table:table-cell>
          <table:table-cell office:value-type="float" office:value="-602.168">
            <text:p>-602.1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999">
            <text:p>1.999</text:p>
          </table:table-cell>
          <table:table-cell office:value-type="float" office:value="-602.331">
            <text:p>-602.3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5">
            <text:p>2.5</text:p>
          </table:table-cell>
          <table:table-cell office:value-type="float" office:value="-602.348">
            <text:p>-602.3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999">
            <text:p>2.999</text:p>
          </table:table-cell>
          <table:table-cell office:value-type="float" office:value="-602.342">
            <text:p>-602.3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.5">
            <text:p>3.5</text:p>
          </table:table-cell>
          <table:table-cell office:value-type="float" office:value="-601.992">
            <text:p>-601.9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.999">
            <text:p>3.999</text:p>
          </table:table-cell>
          <table:table-cell office:value-type="float" office:value="-602.06">
            <text:p>-602.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.5">
            <text:p>4.5</text:p>
          </table:table-cell>
          <table:table-cell office:value-type="float" office:value="-601.725">
            <text:p>-601.7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.999">
            <text:p>4.999</text:p>
          </table:table-cell>
          <table:table-cell office:value-type="float" office:value="-601.448">
            <text:p>-601.4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.5">
            <text:p>5.5</text:p>
          </table:table-cell>
          <table:table-cell office:value-type="float" office:value="-601.082">
            <text:p>-601.0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float" office:value="-600.919">
            <text:p>-600.9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.5">
            <text:p>6.5</text:p>
          </table:table-cell>
          <table:table-cell office:value-type="float" office:value="-600.939">
            <text:p>-600.9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-600.456">
            <text:p>-600.4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5">
            <text:p>7.5</text:p>
          </table:table-cell>
          <table:table-cell office:value-type="float" office:value="-600.416">
            <text:p>-600.4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float" office:value="-600.194">
            <text:p>-600.1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5">
            <text:p>8.5</text:p>
          </table:table-cell>
          <table:table-cell office:value-type="float" office:value="-600.113">
            <text:p>-600.1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999">
            <text:p>8.999</text:p>
          </table:table-cell>
          <table:table-cell office:value-type="float" office:value="-599.758">
            <text:p>-599.7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.5">
            <text:p>9.5</text:p>
          </table:table-cell>
          <table:table-cell office:value-type="float" office:value="-599.35">
            <text:p>-599.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.999">
            <text:p>9.999</text:p>
          </table:table-cell>
          <table:table-cell office:value-type="float" office:value="-599.525">
            <text:p>-599.5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.499">
            <text:p>10.499</text:p>
          </table:table-cell>
          <table:table-cell office:value-type="float" office:value="-599.444">
            <text:p>-599.4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office:value-type="float" office:value="-599.031">
            <text:p>-599.0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.5">
            <text:p>11.5</text:p>
          </table:table-cell>
          <table:table-cell office:value-type="float" office:value="-598.951">
            <text:p>-598.9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office:value-type="float" office:value="-598.845">
            <text:p>-598.8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.5">
            <text:p>12.5</text:p>
          </table:table-cell>
          <table:table-cell office:value-type="float" office:value="-598.742">
            <text:p>-598.7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office:value-type="float" office:value="-598.176">
            <text:p>-598.1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.5">
            <text:p>13.5</text:p>
          </table:table-cell>
          <table:table-cell office:value-type="float" office:value="-598.115">
            <text:p>-598.1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office:value-type="float" office:value="-598.009">
            <text:p>-598.0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.5">
            <text:p>14.5</text:p>
          </table:table-cell>
          <table:table-cell office:value-type="float" office:value="-597.893">
            <text:p>-597.8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office:value-type="float" office:value="-597.934">
            <text:p>-597.9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.5">
            <text:p>15.5</text:p>
          </table:table-cell>
          <table:table-cell office:value-type="float" office:value="-597.811">
            <text:p>-597.8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float" office:value="-597.386">
            <text:p>-597.3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.5">
            <text:p>16.5</text:p>
          </table:table-cell>
          <table:table-cell office:value-type="float" office:value="-597.711">
            <text:p>-597.7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office:value-type="float" office:value="-597.506">
            <text:p>-597.5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.5">
            <text:p>17.5</text:p>
          </table:table-cell>
          <table:table-cell office:value-type="float" office:value="-597.306">
            <text:p>-597.3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office:value-type="float" office:value="-597.279">
            <text:p>-597.2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.5">
            <text:p>18.5</text:p>
          </table:table-cell>
          <table:table-cell office:value-type="float" office:value="-597.269">
            <text:p>-597.2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office:value-type="float" office:value="-597.237">
            <text:p>-597.2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.5">
            <text:p>19.5</text:p>
          </table:table-cell>
          <table:table-cell office:value-type="float" office:value="-597.048">
            <text:p>-597.0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office:value-type="float" office:value="-596.991">
            <text:p>-596.9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.5">
            <text:p>20.5</text:p>
          </table:table-cell>
          <table:table-cell office:value-type="float" office:value="-596.821">
            <text:p>-596.821</text:p>
          </table:table-cell>
          <table:table-cell/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9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 style:data-style-name="N2" text:time-value="0000-00-00T10:26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07:55:07</meta:creation-date>
    <dc:date>2013-11-19T10:45:03</dc:date>
    <meta:editing-duration>PT46M35S</meta:editing-duration>
    <meta:editing-cycles>4</meta:editing-cycles>
    <meta:generator>LibreOffice/4.0.3.3$Linux_x86 LibreOffice_project/0eaa50a932c8f2199a615e1eb30f7ac74279539</meta:generator>
    <meta:document-statistic meta:table-count="3" meta:cell-count="148" meta:object-count="0"/>
  </office:meta>
</office:document-meta>
</file>